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rarat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</text:p>
          </table:table-cell>
          <table:table-cell office:value-type="string" calcext:value-type="string">
            <text:p>Jitter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182383293" calcext:value-type="float">
            <text:p>62.1182383293</text:p>
          </table:table-cell>
          <table:table-cell office:value-type="float" office:value="0.00579374388044" calcext:value-type="float">
            <text:p>0.0057937439</text:p>
          </table:table-cell>
          <table:table-cell office:value-type="float" office:value="0.00330133924171" calcext:value-type="float">
            <text:p>0.003301339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38285712" calcext:value-type="float">
            <text:p>62.138285712</text:p>
          </table:table-cell>
          <table:table-cell office:value-type="float" office:value="0.00537264948454" calcext:value-type="float">
            <text:p>0.0053726495</text:p>
          </table:table-cell>
          <table:table-cell office:value-type="float" office:value="0.00343865882673" calcext:value-type="float">
            <text:p>0.003438658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2096432953" calcext:value-type="float">
            <text:p>62.2096432953</text:p>
          </table:table-cell>
          <table:table-cell office:value-type="float" office:value="0.00552038610039" calcext:value-type="float">
            <text:p>0.0055203861</text:p>
          </table:table-cell>
          <table:table-cell office:value-type="float" office:value="0.00329872453885" calcext:value-type="float">
            <text:p>0.003298724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464774185" calcext:value-type="float">
            <text:p>63.464774185</text:p>
          </table:table-cell>
          <table:table-cell office:value-type="float" office:value="0.00541068878622" calcext:value-type="float">
            <text:p>0.0054106888</text:p>
          </table:table-cell>
          <table:table-cell office:value-type="float" office:value="0.00349068120866" calcext:value-type="float">
            <text:p>0.003490681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4740079095" calcext:value-type="float">
            <text:p>63.4740079095</text:p>
          </table:table-cell>
          <table:table-cell office:value-type="float" office:value="0.0054059839715" calcext:value-type="float">
            <text:p>0.005405984</text:p>
          </table:table-cell>
          <table:table-cell office:value-type="float" office:value="0.00352385444118" calcext:value-type="float">
            <text:p>0.003523854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566604991" calcext:value-type="float">
            <text:p>63.566604991</text:p>
          </table:table-cell>
          <table:table-cell office:value-type="float" office:value="0.00548819542947" calcext:value-type="float">
            <text:p>0.0054881954</text:p>
          </table:table-cell>
          <table:table-cell office:value-type="float" office:value="0.00343292302484" calcext:value-type="float">
            <text:p>0.00343292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4897830469" calcext:value-type="float">
            <text:p>63.4897830469</text:p>
          </table:table-cell>
          <table:table-cell office:value-type="float" office:value="0.0057300615496" calcext:value-type="float">
            <text:p>0.0057300615</text:p>
          </table:table-cell>
          <table:table-cell office:value-type="float" office:value="0.00361509317399" calcext:value-type="float">
            <text:p>0.00361509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08860538" calcext:value-type="float">
            <text:p>61.008860538</text:p>
          </table:table-cell>
          <table:table-cell office:value-type="float" office:value="0.00522308719232" calcext:value-type="float">
            <text:p>0.0052230872</text:p>
          </table:table-cell>
          <table:table-cell office:value-type="float" office:value="0.00336891141216" calcext:value-type="float">
            <text:p>0.00336891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320666719" calcext:value-type="float">
            <text:p>62.1320666719</text:p>
          </table:table-cell>
          <table:table-cell office:value-type="float" office:value="0.00537478865979" calcext:value-type="float">
            <text:p>0.0053747887</text:p>
          </table:table-cell>
          <table:table-cell office:value-type="float" office:value="0.00347960087127" calcext:value-type="float">
            <text:p>0.003479600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357979466" calcext:value-type="float">
            <text:p>62.1357979466</text:p>
          </table:table-cell>
          <table:table-cell office:value-type="float" office:value="0.00515504896907" calcext:value-type="float">
            <text:p>0.005155049</text:p>
          </table:table-cell>
          <table:table-cell office:value-type="float" office:value="0.00350165238574" calcext:value-type="float">
            <text:p>0.0035016524</text:p>
          </table:table-cell>
          <table:table-cell office:value-type="string" calcext:value-type="string">
            <text:p>Throughput</text:p>
          </table:table-cell>
          <table:table-cell table:formula="of:=AVERAGE([.A2:.A11])" office:value-type="float" office:value="16" calcext:value-type="float">
            <text:p>16</text:p>
          </table:table-cell>
          <table:table-cell table:formula="of:=AVERAGE([.B2:.B11])" office:value-type="float" office:value="62.57380626255" calcext:value-type="float">
            <text:p>62.5738062626</text:p>
          </table:table-cell>
          <table:table-cell table:formula="of:=[.G11]+[.J11]" office:value-type="float" office:value="63.4426960304426" calcext:value-type="float">
            <text:p>63.4426960304</text:p>
          </table:table-cell>
          <table:table-cell table:formula="of:=[.G11]-[.J11]" office:value-type="float" office:value="61.7049164946574" calcext:value-type="float">
            <text:p>61.7049164947</text:p>
          </table:table-cell>
          <table:table-cell table:formula="of:=STDEV([.B2:.B11])" office:value-type="float" office:value="0.868889767892604" calcext:value-type="float">
            <text:p>0.86888976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float" office:value="16" calcext:value-type="float">
            <text:p>16</text:p>
          </table:table-cell>
          <table:table-cell table:formula="of:=AVERAGE([.C2:.C11])" office:value-type="float" office:value="0.005447463402334" calcext:value-type="float">
            <text:p>0.0054474634</text:p>
          </table:table-cell>
          <table:table-cell table:formula="of:=[.G12]+[.J12]" office:value-type="float" office:value="0.00564650310824309" calcext:value-type="float">
            <text:p>0.0056465031</text:p>
          </table:table-cell>
          <table:table-cell table:formula="of:=[.G12]-[.J12]" office:value-type="float" office:value="0.00524842369642491" calcext:value-type="float">
            <text:p>0.0052484237</text:p>
          </table:table-cell>
          <table:table-cell table:formula="of:=STDEV([.C2:.C11])" office:value-type="float" office:value="0.00019903970590909" calcext:value-type="float">
            <text:p>0.00019903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office:value-type="float" office:value="16" calcext:value-type="float">
            <text:p>16</text:p>
          </table:table-cell>
          <table:table-cell table:formula="of:=AVERAGE([.D2:.D11])" office:value-type="float" office:value="0.003445143912513" calcext:value-type="float">
            <text:p>0.0034451439</text:p>
          </table:table-cell>
          <table:table-cell table:formula="of:=[.G13]+[.J13]" office:value-type="float" office:value="0.00354495119935733" calcext:value-type="float">
            <text:p>0.0035449512</text:p>
          </table:table-cell>
          <table:table-cell table:formula="of:=[.G13]-[.J13]" office:value-type="float" office:value="0.00334533662566866" calcext:value-type="float">
            <text:p>0.0033453366</text:p>
          </table:table-cell>
          <table:table-cell table:formula="of:=STDEV([.D2:.D11])" office:value-type="float" office:value="0.0000998072868443357" calcext:value-type="float">
            <text:p>9.98072868443357E-00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2938286" calcext:value-type="float">
            <text:p>120.02938286</text:p>
          </table:table-cell>
          <table:table-cell office:value-type="float" office:value="0.00564542956243" calcext:value-type="float">
            <text:p>0.0056454296</text:p>
          </table:table-cell>
          <table:table-cell office:value-type="float" office:value="0.00345683246107" calcext:value-type="float">
            <text:p>0.003456832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5697185" calcext:value-type="float">
            <text:p>120.05697185</text:p>
          </table:table-cell>
          <table:table-cell office:value-type="float" office:value="0.00563446547587" calcext:value-type="float">
            <text:p>0.0056344655</text:p>
          </table:table-cell>
          <table:table-cell office:value-type="float" office:value="0.00349789722808" calcext:value-type="float">
            <text:p>0.003497897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.371820156" calcext:value-type="float">
            <text:p>116.371820156</text:p>
          </table:table-cell>
          <table:table-cell office:value-type="float" office:value="0.00515393634166" calcext:value-type="float">
            <text:p>0.0051539363</text:p>
          </table:table-cell>
          <table:table-cell office:value-type="float" office:value="0.00348144438022" calcext:value-type="float">
            <text:p>0.003481444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824622836" calcext:value-type="float">
            <text:p>119.824622836</text:p>
          </table:table-cell>
          <table:table-cell office:value-type="float" office:value="0.00568003292723" calcext:value-type="float">
            <text:p>0.0056800329</text:p>
          </table:table-cell>
          <table:table-cell office:value-type="float" office:value="0.0034468184352" calcext:value-type="float">
            <text:p>0.003446818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895367188" calcext:value-type="float">
            <text:p>119.895367188</text:p>
          </table:table-cell>
          <table:table-cell office:value-type="float" office:value="0.00579828344753" calcext:value-type="float">
            <text:p>0.0057982834</text:p>
          </table:table-cell>
          <table:table-cell office:value-type="float" office:value="0.00340862449715" calcext:value-type="float">
            <text:p>0.003408624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611541955" calcext:value-type="float">
            <text:p>119.611541955</text:p>
          </table:table-cell>
          <table:table-cell office:value-type="float" office:value="0.00596614226376" calcext:value-type="float">
            <text:p>0.0059661423</text:p>
          </table:table-cell>
          <table:table-cell office:value-type="float" office:value="0.00345692020725" calcext:value-type="float">
            <text:p>0.003456920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9648917" calcext:value-type="float">
            <text:p>119.99648917</text:p>
          </table:table-cell>
          <table:table-cell office:value-type="float" office:value="0.00520162303665" calcext:value-type="float">
            <text:p>0.005201623</text:p>
          </table:table-cell>
          <table:table-cell office:value-type="float" office:value="0.00327466542966" calcext:value-type="float">
            <text:p>0.00327466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13768922" calcext:value-type="float">
            <text:p>120.013768922</text:p>
          </table:table-cell>
          <table:table-cell office:value-type="float" office:value="0.0053898719317" calcext:value-type="float">
            <text:p>0.0053898719</text:p>
          </table:table-cell>
          <table:table-cell office:value-type="float" office:value="0.00344945311964" calcext:value-type="float">
            <text:p>0.00344945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16884531" calcext:value-type="float">
            <text:p>119.916884531</text:p>
          </table:table-cell>
          <table:table-cell office:value-type="float" office:value="0.00531027510684" calcext:value-type="float">
            <text:p>0.0053102751</text:p>
          </table:table-cell>
          <table:table-cell office:value-type="float" office:value="0.003426228826" calcext:value-type="float">
            <text:p>0.003426228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05024953" calcext:value-type="float">
            <text:p>120.005024953</text:p>
          </table:table-cell>
          <table:table-cell office:value-type="float" office:value="0.00523512371526" calcext:value-type="float">
            <text:p>0.0052351237</text:p>
          </table:table-cell>
          <table:table-cell office:value-type="float" office:value="0.00329996193555" calcext:value-type="float">
            <text:p>0.0032999619</text:p>
          </table:table-cell>
          <table:table-cell office:value-type="string" calcext:value-type="string">
            <text:p>Throughput</text:p>
          </table:table-cell>
          <table:table-cell table:formula="of:=AVERAGE([.A17:.A26])" office:value-type="float" office:value="32" calcext:value-type="float">
            <text:p>32</text:p>
          </table:table-cell>
          <table:table-cell table:formula="of:=AVERAGE([.B17:.B26])" office:value-type="float" office:value="119.5721874421" calcext:value-type="float">
            <text:p>119.5721874421</text:p>
          </table:table-cell>
          <table:table-cell table:formula="of:=[.G26]+[.J26]" office:value-type="float" office:value="120.704407603543" calcext:value-type="float">
            <text:p>120.7044076035</text:p>
          </table:table-cell>
          <table:table-cell table:formula="of:=[.G26]-[.J26]" office:value-type="float" office:value="118.439967280657" calcext:value-type="float">
            <text:p>118.4399672807</text:p>
          </table:table-cell>
          <table:table-cell table:formula="of:=STDEV([.B17:.B26])" office:value-type="float" office:value="1.13222016144278" calcext:value-type="float">
            <text:p>1.13222016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float" office:value="32" calcext:value-type="float">
            <text:p>32</text:p>
          </table:table-cell>
          <table:table-cell table:formula="of:=AVERAGE([.C17:.C26])" office:value-type="float" office:value="0.005501518380893" calcext:value-type="float">
            <text:p>0.0055015184</text:p>
          </table:table-cell>
          <table:table-cell table:formula="of:=[.G27]+[.J27]" office:value-type="float" office:value="0.00578139001568617" calcext:value-type="float">
            <text:p>0.00578139</text:p>
          </table:table-cell>
          <table:table-cell table:formula="of:=[.G27]-[.J27]" office:value-type="float" office:value="0.00522164674609983" calcext:value-type="float">
            <text:p>0.0052216467</text:p>
          </table:table-cell>
          <table:table-cell table:formula="of:=STDEV([.C17:.C26])" office:value-type="float" office:value="0.000279871634793168" calcext:value-type="float">
            <text:p>0.0002798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office:value-type="float" office:value="32" calcext:value-type="float">
            <text:p>32</text:p>
          </table:table-cell>
          <table:table-cell table:formula="of:=AVERAGE([.D17:.D26])" office:value-type="float" office:value="0.003419884651982" calcext:value-type="float">
            <text:p>0.0034198847</text:p>
          </table:table-cell>
          <table:table-cell table:formula="of:=[.G28]+[.J28]" office:value-type="float" office:value="0.00349430775036604" calcext:value-type="float">
            <text:p>0.0034943078</text:p>
          </table:table-cell>
          <table:table-cell table:formula="of:=[.G28]-[.J28]" office:value-type="float" office:value="0.00334546155359796" calcext:value-type="float">
            <text:p>0.0033454616</text:p>
          </table:table-cell>
          <table:table-cell table:formula="of:=STDEV([.D17:.D26])" office:value-type="float" office:value="0.000074423098384036" calcext:value-type="float">
            <text:p>7.4423098384036E-00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291851135" calcext:value-type="float">
            <text:p>215.291851135</text:p>
          </table:table-cell>
          <table:table-cell office:value-type="float" office:value="0.00565304787392" calcext:value-type="float">
            <text:p>0.0056530479</text:p>
          </table:table-cell>
          <table:table-cell office:value-type="float" office:value="0.0033133406023" calcext:value-type="float">
            <text:p>0.003313340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521209865" calcext:value-type="float">
            <text:p>215.521209865</text:p>
          </table:table-cell>
          <table:table-cell office:value-type="float" office:value="0.00597720059435" calcext:value-type="float">
            <text:p>0.0059772006</text:p>
          </table:table-cell>
          <table:table-cell office:value-type="float" office:value="0.00341822306529" calcext:value-type="float">
            <text:p>0.003418223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.898307613" calcext:value-type="float">
            <text:p>210.898307613</text:p>
          </table:table-cell>
          <table:table-cell office:value-type="float" office:value="0.00565315761448" calcext:value-type="float">
            <text:p>0.0056531576</text:p>
          </table:table-cell>
          <table:table-cell office:value-type="float" office:value="0.00345405538497" calcext:value-type="float">
            <text:p>0.003454055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.625166125" calcext:value-type="float">
            <text:p>214.625166125</text:p>
          </table:table-cell>
          <table:table-cell office:value-type="float" office:value="0.00589605242868" calcext:value-type="float">
            <text:p>0.0058960524</text:p>
          </table:table-cell>
          <table:table-cell office:value-type="float" office:value="0.00338751574247" calcext:value-type="float">
            <text:p>0.003387515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.854685431" calcext:value-type="float">
            <text:p>210.854685431</text:p>
          </table:table-cell>
          <table:table-cell office:value-type="float" office:value="0.00633590563991" calcext:value-type="float">
            <text:p>0.0063359056</text:p>
          </table:table-cell>
          <table:table-cell office:value-type="float" office:value="0.00348374935059" calcext:value-type="float">
            <text:p>0.003483749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36078575" calcext:value-type="float">
            <text:p>215.36078575</text:p>
          </table:table-cell>
          <table:table-cell office:value-type="float" office:value="0.00577107641986" calcext:value-type="float">
            <text:p>0.0057710764</text:p>
          </table:table-cell>
          <table:table-cell office:value-type="float" office:value="0.00333740475572" calcext:value-type="float">
            <text:p>0.0033374048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17499915" calcext:value-type="float">
            <text:p>213.17499915</text:p>
          </table:table-cell>
          <table:table-cell office:value-type="float" office:value="0.00581387387387" calcext:value-type="float">
            <text:p>0.0058138739</text:p>
          </table:table-cell>
          <table:table-cell office:value-type="float" office:value="0.00337271045361" calcext:value-type="float">
            <text:p>0.003372710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9.891569811" calcext:value-type="float">
            <text:p>209.891569811</text:p>
          </table:table-cell>
          <table:table-cell office:value-type="float" office:value="0.00599787750152" calcext:value-type="float">
            <text:p>0.0059978775</text:p>
          </table:table-cell>
          <table:table-cell office:value-type="float" office:value="0.00360194053312" calcext:value-type="float">
            <text:p>0.003601940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.829195961" calcext:value-type="float">
            <text:p>214.829195961</text:p>
          </table:table-cell>
          <table:table-cell office:value-type="float" office:value="0.0056165138044" calcext:value-type="float">
            <text:p>0.0056165138</text:p>
          </table:table-cell>
          <table:table-cell office:value-type="float" office:value="0.00359151221683" calcext:value-type="float">
            <text:p>0.003591512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.243004204" calcext:value-type="float">
            <text:p>214.243004204</text:p>
          </table:table-cell>
          <table:table-cell office:value-type="float" office:value="0.00651951724138" calcext:value-type="float">
            <text:p>0.0065195172</text:p>
          </table:table-cell>
          <table:table-cell office:value-type="float" office:value="0.00358486787734" calcext:value-type="float">
            <text:p>0.0035848679</text:p>
          </table:table-cell>
          <table:table-cell office:value-type="string" calcext:value-type="string">
            <text:p>Throughput</text:p>
          </table:table-cell>
          <table:table-cell table:formula="of:=AVERAGE([.A32:.A41])" office:value-type="float" office:value="64" calcext:value-type="float">
            <text:p>64</text:p>
          </table:table-cell>
          <table:table-cell table:formula="of:=AVERAGE([.B32:.B41])" office:value-type="float" office:value="213.4690775045" calcext:value-type="float">
            <text:p>213.4690775045</text:p>
          </table:table-cell>
          <table:table-cell table:formula="of:=[.G41]+[.J41]" office:value-type="float" office:value="215.609344460699" calcext:value-type="float">
            <text:p>215.6093444607</text:p>
          </table:table-cell>
          <table:table-cell table:formula="of:=[.G41]-[.J41]" office:value-type="float" office:value="211.328810548301" calcext:value-type="float">
            <text:p>211.3288105483</text:p>
          </table:table-cell>
          <table:table-cell table:formula="of:=STDEV([.B32:.B41])" office:value-type="float" office:value="2.14026695619885" calcext:value-type="float">
            <text:p>2.14026695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float" office:value="64" calcext:value-type="float">
            <text:p>64</text:p>
          </table:table-cell>
          <table:table-cell table:formula="of:=AVERAGE([.C32:.C41])" office:value-type="float" office:value="0.005923422299237" calcext:value-type="float">
            <text:p>0.0059234223</text:p>
          </table:table-cell>
          <table:table-cell table:formula="of:=[.G42]+[.J42]" office:value-type="float" office:value="0.00622346021475338" calcext:value-type="float">
            <text:p>0.0062234602</text:p>
          </table:table-cell>
          <table:table-cell table:formula="of:=[.G42]-[.J42]" office:value-type="float" office:value="0.00562338438372062" calcext:value-type="float">
            <text:p>0.0056233844</text:p>
          </table:table-cell>
          <table:table-cell table:formula="of:=STDEV([.C32:.C41])" office:value-type="float" office:value="0.000300037915516383" calcext:value-type="float">
            <text:p>0.00030003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office:value-type="float" office:value="64" calcext:value-type="float">
            <text:p>64</text:p>
          </table:table-cell>
          <table:table-cell table:formula="of:=AVERAGE([.D32:.D41])" office:value-type="float" office:value="0.003454531998224" calcext:value-type="float">
            <text:p>0.003454532</text:p>
          </table:table-cell>
          <table:table-cell table:formula="of:=[.G43]+[.J43]" office:value-type="float" office:value="0.00356228287458167" calcext:value-type="float">
            <text:p>0.0035622829</text:p>
          </table:table-cell>
          <table:table-cell table:formula="of:=[.G43]-[.J43]" office:value-type="float" office:value="0.00334678112186633" calcext:value-type="float">
            <text:p>0.0033467811</text:p>
          </table:table-cell>
          <table:table-cell table:formula="of:=STDEV([.D32:.D41])" office:value-type="float" office:value="0.000107750876357672" calcext:value-type="float">
            <text:p>0.0001077509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5.697617519" calcext:value-type="float">
            <text:p>355.697617519</text:p>
          </table:table-cell>
          <table:table-cell office:value-type="float" office:value="0.00675431340872" calcext:value-type="float">
            <text:p>0.0067543134</text:p>
          </table:table-cell>
          <table:table-cell office:value-type="float" office:value="0.00355328167125" calcext:value-type="float">
            <text:p>0.003553281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531523852" calcext:value-type="float">
            <text:p>356.531523852</text:p>
          </table:table-cell>
          <table:table-cell office:value-type="float" office:value="0.00659866105585" calcext:value-type="float">
            <text:p>0.0065986611</text:p>
          </table:table-cell>
          <table:table-cell office:value-type="float" office:value="0.0036447443959" calcext:value-type="float">
            <text:p>0.003644744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5.032802481" calcext:value-type="float">
            <text:p>355.032802481</text:p>
          </table:table-cell>
          <table:table-cell office:value-type="float" office:value="0.00672166295471" calcext:value-type="float">
            <text:p>0.006721663</text:p>
          </table:table-cell>
          <table:table-cell office:value-type="float" office:value="0.00359248087513" calcext:value-type="float">
            <text:p>0.003592480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56051148" calcext:value-type="float">
            <text:p>356.56051148</text:p>
          </table:table-cell>
          <table:table-cell office:value-type="float" office:value="0.0064337710255" calcext:value-type="float">
            <text:p>0.006433771</text:p>
          </table:table-cell>
          <table:table-cell office:value-type="float" office:value="0.0035699799826" calcext:value-type="float">
            <text:p>0.0035699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186243414" calcext:value-type="float">
            <text:p>356.186243414</text:p>
          </table:table-cell>
          <table:table-cell office:value-type="float" office:value="0.0066946978673" calcext:value-type="float">
            <text:p>0.0066946979</text:p>
          </table:table-cell>
          <table:table-cell office:value-type="float" office:value="0.00357861405878" calcext:value-type="float">
            <text:p>0.003578614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058516973" calcext:value-type="float">
            <text:p>357.058516973</text:p>
          </table:table-cell>
          <table:table-cell office:value-type="float" office:value="0.00620659296029" calcext:value-type="float">
            <text:p>0.006206593</text:p>
          </table:table-cell>
          <table:table-cell office:value-type="float" office:value="0.00347568526714" calcext:value-type="float">
            <text:p>0.003475685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284359791" calcext:value-type="float">
            <text:p>356.284359791</text:p>
          </table:table-cell>
          <table:table-cell office:value-type="float" office:value="0.00672296827795" calcext:value-type="float">
            <text:p>0.0067229683</text:p>
          </table:table-cell>
          <table:table-cell office:value-type="float" office:value="0.00355588905972" calcext:value-type="float">
            <text:p>0.003555889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5.638169078" calcext:value-type="float">
            <text:p>355.638169078</text:p>
          </table:table-cell>
          <table:table-cell office:value-type="float" office:value="0.00706771126761" calcext:value-type="float">
            <text:p>0.0070677113</text:p>
          </table:table-cell>
          <table:table-cell office:value-type="float" office:value="0.00359595668005" calcext:value-type="float">
            <text:p>0.003595956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827696551" calcext:value-type="float">
            <text:p>356.827696551</text:p>
          </table:table-cell>
          <table:table-cell office:value-type="float" office:value="0.00743399061033" calcext:value-type="float">
            <text:p>0.0074339906</text:p>
          </table:table-cell>
          <table:table-cell office:value-type="float" office:value="0.0036833961499" calcext:value-type="float">
            <text:p>0.003683396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492044056" calcext:value-type="float">
            <text:p>356.492044056</text:p>
          </table:table-cell>
          <table:table-cell office:value-type="float" office:value="0.00743305745915" calcext:value-type="float">
            <text:p>0.0074330575</text:p>
          </table:table-cell>
          <table:table-cell office:value-type="float" office:value="0.00403982374514" calcext:value-type="float">
            <text:p>0.0040398237</text:p>
          </table:table-cell>
          <table:table-cell office:value-type="string" calcext:value-type="string">
            <text:p>Throughput</text:p>
          </table:table-cell>
          <table:table-cell table:formula="of:=AVERAGE([.A48:.A57])" office:value-type="float" office:value="128" calcext:value-type="float">
            <text:p>128</text:p>
          </table:table-cell>
          <table:table-cell table:formula="of:=AVERAGE([.B48:.B57])" office:value-type="float" office:value="356.2309485195" calcext:value-type="float">
            <text:p>356.2309485195</text:p>
          </table:table-cell>
          <table:table-cell table:formula="of:=[.G57]+[.J57]" office:value-type="float" office:value="356.844167763895" calcext:value-type="float">
            <text:p>356.8441677639</text:p>
          </table:table-cell>
          <table:table-cell table:formula="of:=[.G57]-[.J57]" office:value-type="float" office:value="355.617729275105" calcext:value-type="float">
            <text:p>355.6177292751</text:p>
          </table:table-cell>
          <table:table-cell table:formula="of:=STDEV([.B48:.B57])" office:value-type="float" office:value="0.613219244394553" calcext:value-type="float">
            <text:p>0.6132192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float" office:value="128" calcext:value-type="float">
            <text:p>128</text:p>
          </table:table-cell>
          <table:table-cell table:formula="of:=AVERAGE([.C48:.C57])" office:value-type="float" office:value="0.006806742688741" calcext:value-type="float">
            <text:p>0.0068067427</text:p>
          </table:table-cell>
          <table:table-cell table:formula="of:=[.G58]+[.J58]" office:value-type="float" office:value="0.00720478789199137" calcext:value-type="float">
            <text:p>0.0072047879</text:p>
          </table:table-cell>
          <table:table-cell table:formula="of:=[.G58]-[.J58]" office:value-type="float" office:value="0.00640869748549063" calcext:value-type="float">
            <text:p>0.0064086975</text:p>
          </table:table-cell>
          <table:table-cell table:formula="of:=STDEV([.C48:.C57])" office:value-type="float" office:value="0.000398045203250374" calcext:value-type="float">
            <text:p>0.00039804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office:value-type="float" office:value="128" calcext:value-type="float">
            <text:p>128</text:p>
          </table:table-cell>
          <table:table-cell table:formula="of:=AVERAGE([.D48:.D57])" office:value-type="float" office:value="0.003628985188561" calcext:value-type="float">
            <text:p>0.0036289852</text:p>
          </table:table-cell>
          <table:table-cell table:formula="of:=[.G59]+[.J59]" office:value-type="float" office:value="0.00378355069776292" calcext:value-type="float">
            <text:p>0.0037835507</text:p>
          </table:table-cell>
          <table:table-cell table:formula="of:=[.G59]-[.J59]" office:value-type="float" office:value="0.00347441967935908" calcext:value-type="float">
            <text:p>0.0034744197</text:p>
          </table:table-cell>
          <table:table-cell table:formula="of:=STDEV([.D48:.D57])" office:value-type="float" office:value="0.000154565509201917" calcext:value-type="float">
            <text:p>0.000154565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946995887" calcext:value-type="float">
            <text:p>531.946995887</text:p>
          </table:table-cell>
          <table:table-cell office:value-type="float" office:value="0.00834804458599" calcext:value-type="float">
            <text:p>0.0083480446</text:p>
          </table:table-cell>
          <table:table-cell office:value-type="float" office:value="0.00373784931664" calcext:value-type="float">
            <text:p>0.0037378493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51195281" calcext:value-type="float">
            <text:p>531.51195281</text:p>
          </table:table-cell>
          <table:table-cell office:value-type="float" office:value="0.00758285046729" calcext:value-type="float">
            <text:p>0.0075828505</text:p>
          </table:table-cell>
          <table:table-cell office:value-type="float" office:value="0.00352966444966" calcext:value-type="float">
            <text:p>0.003529664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260331502" calcext:value-type="float">
            <text:p>531.260331502</text:p>
          </table:table-cell>
          <table:table-cell office:value-type="float" office:value="0.00853162540366" calcext:value-type="float">
            <text:p>0.0085316254</text:p>
          </table:table-cell>
          <table:table-cell office:value-type="float" office:value="0.00413262467464" calcext:value-type="float">
            <text:p>0.004132624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34211311" calcext:value-type="float">
            <text:p>532.34211311</text:p>
          </table:table-cell>
          <table:table-cell office:value-type="float" office:value="0.00816241456166" calcext:value-type="float">
            <text:p>0.0081624146</text:p>
          </table:table-cell>
          <table:table-cell office:value-type="float" office:value="0.00367011292269" calcext:value-type="float">
            <text:p>0.0036701129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94898417" calcext:value-type="float">
            <text:p>531.94898417</text:p>
          </table:table-cell>
          <table:table-cell office:value-type="float" office:value="0.00788944578313" calcext:value-type="float">
            <text:p>0.0078894458</text:p>
          </table:table-cell>
          <table:table-cell office:value-type="float" office:value="0.00346297503289" calcext:value-type="float">
            <text:p>0.00346297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7.777777778" calcext:value-type="float">
            <text:p>527.777777778</text:p>
          </table:table-cell>
          <table:table-cell office:value-type="float" office:value="0.00843817279047" calcext:value-type="float">
            <text:p>0.0084381728</text:p>
          </table:table-cell>
          <table:table-cell office:value-type="float" office:value="0.00422592394696" calcext:value-type="float">
            <text:p>0.0042259239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156836634" calcext:value-type="float">
            <text:p>531.156836634</text:p>
          </table:table-cell>
          <table:table-cell office:value-type="float" office:value="0.00859448240166" calcext:value-type="float">
            <text:p>0.0085944824</text:p>
          </table:table-cell>
          <table:table-cell office:value-type="float" office:value="0.00375685009838" calcext:value-type="float">
            <text:p>0.0037568501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128367874" calcext:value-type="float">
            <text:p>531.128367874</text:p>
          </table:table-cell>
          <table:table-cell office:value-type="float" office:value="0.00773720145852" calcext:value-type="float">
            <text:p>0.0077372015</text:p>
          </table:table-cell>
          <table:table-cell office:value-type="float" office:value="0.00362461260099" calcext:value-type="float">
            <text:p>0.003624612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498559793" calcext:value-type="float">
            <text:p>531.498559793</text:p>
          </table:table-cell>
          <table:table-cell office:value-type="float" office:value="0.00771541808874" calcext:value-type="float">
            <text:p>0.0077154181</text:p>
          </table:table-cell>
          <table:table-cell office:value-type="float" office:value="0.00361968396778" calcext:value-type="float">
            <text:p>0.00361968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7.001268785" calcext:value-type="float">
            <text:p>527.001268785</text:p>
          </table:table-cell>
          <table:table-cell office:value-type="float" office:value="0.00900834757835" calcext:value-type="float">
            <text:p>0.0090083476</text:p>
          </table:table-cell>
          <table:table-cell office:value-type="float" office:value="0.00372837879991" calcext:value-type="float">
            <text:p>0.0037283788</text:p>
          </table:table-cell>
          <table:table-cell office:value-type="string" calcext:value-type="string">
            <text:p>Throughput</text:p>
          </table:table-cell>
          <table:table-cell table:formula="of:=AVERAGE([.A63:.A72])" office:value-type="float" office:value="256" calcext:value-type="float">
            <text:p>256</text:p>
          </table:table-cell>
          <table:table-cell table:formula="of:=AVERAGE([.B63:.B72])" office:value-type="float" office:value="530.7573188343" calcext:value-type="float">
            <text:p>530.7573188343</text:p>
          </table:table-cell>
          <table:table-cell table:formula="of:=[.G72]+[.J72]" office:value-type="float" office:value="532.58311460417" calcext:value-type="float">
            <text:p>532.5831146042</text:p>
          </table:table-cell>
          <table:table-cell table:formula="of:=[.G72]-[.J72]" office:value-type="float" office:value="528.93152306443" calcext:value-type="float">
            <text:p>528.9315230644</text:p>
          </table:table-cell>
          <table:table-cell table:formula="of:=STDEV([.B63:.B72])" office:value-type="float" office:value="1.82579576987032" calcext:value-type="float">
            <text:p>1.82579576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float" office:value="256" calcext:value-type="float">
            <text:p>256</text:p>
          </table:table-cell>
          <table:table-cell table:formula="of:=AVERAGE([.C63:.C72])" office:value-type="float" office:value="0.008200800311947" calcext:value-type="float">
            <text:p>0.0082008003</text:p>
          </table:table-cell>
          <table:table-cell table:formula="of:=[.G73]+[.J73]" office:value-type="float" office:value="0.0086633280173991" calcext:value-type="float">
            <text:p>0.008663328</text:p>
          </table:table-cell>
          <table:table-cell table:formula="of:=[.G73]-[.J73]" office:value-type="float" office:value="0.0077382726064949" calcext:value-type="float">
            <text:p>0.0077382726</text:p>
          </table:table-cell>
          <table:table-cell table:formula="of:=STDEV([.C63:.C72])" office:value-type="float" office:value="0.000462527705452096" calcext:value-type="float">
            <text:p>0.00046252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office:value-type="float" office:value="256" calcext:value-type="float">
            <text:p>256</text:p>
          </table:table-cell>
          <table:table-cell table:formula="of:=AVERAGE([.D63:.D72])" office:value-type="float" office:value="0.003748867581054" calcext:value-type="float">
            <text:p>0.0037488676</text:p>
          </table:table-cell>
          <table:table-cell table:formula="of:=[.G74]+[.J74]" office:value-type="float" office:value="0.00399462531183491" calcext:value-type="float">
            <text:p>0.0039946253</text:p>
          </table:table-cell>
          <table:table-cell table:formula="of:=[.G74]-[.J74]" office:value-type="float" office:value="0.00350310985027309" calcext:value-type="float">
            <text:p>0.0035031099</text:p>
          </table:table-cell>
          <table:table-cell table:formula="of:=STDEV([.D63:.D72])" office:value-type="float" office:value="0.00024575773078091" calcext:value-type="float">
            <text:p>0.000245757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4.433388473" calcext:value-type="float">
            <text:p>704.433388473</text:p>
          </table:table-cell>
          <table:table-cell office:value-type="float" office:value="0.103296770115" calcext:value-type="float">
            <text:p>0.1032967701</text:p>
          </table:table-cell>
          <table:table-cell office:value-type="float" office:value="0.156344397786" calcext:value-type="float">
            <text:p>0.1563443978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105889993" calcext:value-type="float">
            <text:p>706.105889993</text:p>
          </table:table-cell>
          <table:table-cell office:value-type="float" office:value="0.110641074943" calcext:value-type="float">
            <text:p>0.1106410749</text:p>
          </table:table-cell>
          <table:table-cell office:value-type="float" office:value="0.201712883839" calcext:value-type="float">
            <text:p>0.2017128838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3.155775161" calcext:value-type="float">
            <text:p>703.155775161</text:p>
          </table:table-cell>
          <table:table-cell office:value-type="float" office:value="0.0410141637011" calcext:value-type="float">
            <text:p>0.0410141637</text:p>
          </table:table-cell>
          <table:table-cell office:value-type="float" office:value="0.0224560587873" calcext:value-type="float">
            <text:p>0.0224560588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5.245416007" calcext:value-type="float">
            <text:p>705.245416007</text:p>
          </table:table-cell>
          <table:table-cell office:value-type="float" office:value="0.0510869293163" calcext:value-type="float">
            <text:p>0.0510869293</text:p>
          </table:table-cell>
          <table:table-cell office:value-type="float" office:value="0.0768817614507" calcext:value-type="float">
            <text:p>0.0768817615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1.976161887" calcext:value-type="float">
            <text:p>701.976161887</text:p>
          </table:table-cell>
          <table:table-cell office:value-type="float" office:value="0.0406933962264" calcext:value-type="float">
            <text:p>0.0406933962</text:p>
          </table:table-cell>
          <table:table-cell office:value-type="float" office:value="0.0248928161906" calcext:value-type="float">
            <text:p>0.0248928162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3.183709854" calcext:value-type="float">
            <text:p>703.183709854</text:p>
          </table:table-cell>
          <table:table-cell office:value-type="float" office:value="0.0494909811321" calcext:value-type="float">
            <text:p>0.0494909811</text:p>
          </table:table-cell>
          <table:table-cell office:value-type="float" office:value="0.0672721795726" calcext:value-type="float">
            <text:p>0.0672721796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846901785" calcext:value-type="float">
            <text:p>706.846901785</text:p>
          </table:table-cell>
          <table:table-cell office:value-type="float" office:value="0.297308738923" calcext:value-type="float">
            <text:p>0.2973087389</text:p>
          </table:table-cell>
          <table:table-cell office:value-type="float" office:value="0.427878576146" calcext:value-type="float">
            <text:p>0.4278785761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4.346317068" calcext:value-type="float">
            <text:p>704.346317068</text:p>
          </table:table-cell>
          <table:table-cell office:value-type="float" office:value="0.0467223279817" calcext:value-type="float">
            <text:p>0.046722328</text:p>
          </table:table-cell>
          <table:table-cell office:value-type="float" office:value="0.0457063200538" calcext:value-type="float">
            <text:p>0.0457063201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5.724161545" calcext:value-type="float">
            <text:p>705.724161545</text:p>
          </table:table-cell>
          <table:table-cell office:value-type="float" office:value="0.109447334542" calcext:value-type="float">
            <text:p>0.1094473345</text:p>
          </table:table-cell>
          <table:table-cell office:value-type="float" office:value="0.174063036889" calcext:value-type="float">
            <text:p>0.1740630369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2.444660179" calcext:value-type="float">
            <text:p>702.444660179</text:p>
          </table:table-cell>
          <table:table-cell office:value-type="float" office:value="0.0508931384016" calcext:value-type="float">
            <text:p>0.0508931384</text:p>
          </table:table-cell>
          <table:table-cell office:value-type="float" office:value="0.0587774537414" calcext:value-type="float">
            <text:p>0.0587774537</text:p>
          </table:table-cell>
          <table:table-cell office:value-type="string" calcext:value-type="string">
            <text:p>Throughput</text:p>
          </table:table-cell>
          <table:table-cell table:formula="of:=AVERAGE([.A79:.A88])" office:value-type="float" office:value="512" calcext:value-type="float">
            <text:p>512</text:p>
          </table:table-cell>
          <table:table-cell table:formula="of:=AVERAGE([.B79:.B88])" office:value-type="float" office:value="704.3462381952" calcext:value-type="float">
            <text:p>704.3462381952</text:p>
          </table:table-cell>
          <table:table-cell table:formula="of:=[.G88]+[.J88]" office:value-type="float" office:value="705.981489332876" calcext:value-type="float">
            <text:p>705.9814893329</text:p>
          </table:table-cell>
          <table:table-cell table:formula="of:=[.G88]-[.J88]" office:value-type="float" office:value="702.710987057524" calcext:value-type="float">
            <text:p>702.7109870575</text:p>
          </table:table-cell>
          <table:table-cell table:formula="of:=STDEV([.B79:.B88])" office:value-type="float" office:value="1.63525113767571" calcext:value-type="float">
            <text:p>1.63525113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table:formula="of:=AVERAGE([.A80:.A89])" office:value-type="float" office:value="512" calcext:value-type="float">
            <text:p>512</text:p>
          </table:table-cell>
          <table:table-cell table:formula="of:=AVERAGE([.C79:.C88])" office:value-type="float" office:value="0.09005948552822" calcext:value-type="float">
            <text:p>0.0900594855</text:p>
          </table:table-cell>
          <table:table-cell table:formula="of:=[.G89]+[.J89]" office:value-type="float" office:value="0.168478728682712" calcext:value-type="float">
            <text:p>0.1684787287</text:p>
          </table:table-cell>
          <table:table-cell table:formula="of:=[.G89]-[.J89]" office:value-type="float" office:value="0.0116402423737281" calcext:value-type="float">
            <text:p>0.0116402424</text:p>
          </table:table-cell>
          <table:table-cell table:formula="of:=STDEV([.C79:.C88])" office:value-type="float" office:value="0.0784192431544919" calcext:value-type="float">
            <text:p>0.0784192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table:formula="of:=AVERAGE([.A81:.A90])" office:value-type="float" office:value="512" calcext:value-type="float">
            <text:p>512</text:p>
          </table:table-cell>
          <table:table-cell table:formula="of:=AVERAGE([.D79:.D88])" office:value-type="float" office:value="0.12559854844564" calcext:value-type="float">
            <text:p>0.1255985484</text:p>
          </table:table-cell>
          <table:table-cell table:formula="of:=[.G90]+[.J90]" office:value-type="float" office:value="0.249365289745777" calcext:value-type="float">
            <text:p>0.2493652897</text:p>
          </table:table-cell>
          <table:table-cell table:formula="of:=[.G90]-[.J90]" office:value-type="float" office:value="0.00183180714550278" calcext:value-type="float">
            <text:p>0.0018318071</text:p>
          </table:table-cell>
          <table:table-cell table:formula="of:=STDEV([.D79:.D88])" office:value-type="float" office:value="0.123766741300137" calcext:value-type="float">
            <text:p>0.1237667413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547830332" calcext:value-type="float">
            <text:p>844.547830332</text:p>
          </table:table-cell>
          <table:table-cell office:value-type="float" office:value="0.311312589771" calcext:value-type="float">
            <text:p>0.3113125898</text:p>
          </table:table-cell>
          <table:table-cell office:value-type="float" office:value="0.3850457806" calcext:value-type="float">
            <text:p>0.3850457806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402349174" calcext:value-type="float">
            <text:p>845.402349174</text:p>
          </table:table-cell>
          <table:table-cell office:value-type="float" office:value="0.439135725108" calcext:value-type="float">
            <text:p>0.4391357251</text:p>
          </table:table-cell>
          <table:table-cell office:value-type="float" office:value="0.502971563687" calcext:value-type="float">
            <text:p>0.5029715637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055953563" calcext:value-type="float">
            <text:p>845.055953563</text:p>
          </table:table-cell>
          <table:table-cell office:value-type="float" office:value="0.474183754081" calcext:value-type="float">
            <text:p>0.4741837541</text:p>
          </table:table-cell>
          <table:table-cell office:value-type="float" office:value="0.424878504846" calcext:value-type="float">
            <text:p>0.4248785048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409902858" calcext:value-type="float">
            <text:p>845.409902858</text:p>
          </table:table-cell>
          <table:table-cell office:value-type="float" office:value="0.434160703463" calcext:value-type="float">
            <text:p>0.4341607035</text:p>
          </table:table-cell>
          <table:table-cell office:value-type="float" office:value="0.507330598514" calcext:value-type="float">
            <text:p>0.5073305985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2.24207961" calcext:value-type="float">
            <text:p>842.24207961</text:p>
          </table:table-cell>
          <table:table-cell office:value-type="float" office:value="0.19243670194" calcext:value-type="float">
            <text:p>0.1924367019</text:p>
          </table:table-cell>
          <table:table-cell office:value-type="float" office:value="0.210737057408" calcext:value-type="float">
            <text:p>0.2107370574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1.624720001" calcext:value-type="float">
            <text:p>841.624720001</text:p>
          </table:table-cell>
          <table:table-cell office:value-type="float" office:value="0.239231243523" calcext:value-type="float">
            <text:p>0.2392312435</text:p>
          </table:table-cell>
          <table:table-cell office:value-type="float" office:value="0.242287251644" calcext:value-type="float">
            <text:p>0.2422872516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530748074" calcext:value-type="float">
            <text:p>844.530748074</text:p>
          </table:table-cell>
          <table:table-cell office:value-type="float" office:value="0.320492407002" calcext:value-type="float">
            <text:p>0.320492407</text:p>
          </table:table-cell>
          <table:table-cell office:value-type="float" office:value="0.380420064775" calcext:value-type="float">
            <text:p>0.3804200648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2.903196777" calcext:value-type="float">
            <text:p>842.903196777</text:p>
          </table:table-cell>
          <table:table-cell office:value-type="float" office:value="0.262371221865" calcext:value-type="float">
            <text:p>0.2623712219</text:p>
          </table:table-cell>
          <table:table-cell office:value-type="float" office:value="0.249973930573" calcext:value-type="float">
            <text:p>0.2499739306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3.14007683" calcext:value-type="float">
            <text:p>843.14007683</text:p>
          </table:table-cell>
          <table:table-cell office:value-type="float" office:value="0.307729815126" calcext:value-type="float">
            <text:p>0.3077298151</text:p>
          </table:table-cell>
          <table:table-cell office:value-type="float" office:value="0.238397816008" calcext:value-type="float">
            <text:p>0.238397816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970596176" calcext:value-type="float">
            <text:p>844.970596176</text:p>
          </table:table-cell>
          <table:table-cell office:value-type="float" office:value="0.812519815818" calcext:value-type="float">
            <text:p>0.8125198158</text:p>
          </table:table-cell>
          <table:table-cell office:value-type="float" office:value="0.384571776755" calcext:value-type="float">
            <text:p>0.3845717768</text:p>
          </table:table-cell>
          <table:table-cell office:value-type="string" calcext:value-type="string">
            <text:p>Throughput</text:p>
          </table:table-cell>
          <table:table-cell table:formula="of:=AVERAGE([.A95:.A104])" office:value-type="float" office:value="1024" calcext:value-type="float">
            <text:p>1024</text:p>
          </table:table-cell>
          <table:table-cell table:formula="of:=AVERAGE([.B95:.B104])" office:value-type="float" office:value="843.9827453395" calcext:value-type="float">
            <text:p>843.9827453395</text:p>
          </table:table-cell>
          <table:table-cell table:formula="of:=[.G104]+[.J104]" office:value-type="float" office:value="845.367785364434" calcext:value-type="float">
            <text:p>845.3677853644</text:p>
          </table:table-cell>
          <table:table-cell table:formula="of:=[.G104]-[.J104]" office:value-type="float" office:value="842.597705314566" calcext:value-type="float">
            <text:p>842.5977053146</text:p>
          </table:table-cell>
          <table:table-cell table:formula="of:=STDEV([.B95:.B104])" office:value-type="float" office:value="1.38504002493433" calcext:value-type="float">
            <text:p>1.38504002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float" office:value="1024" calcext:value-type="float">
            <text:p>1024</text:p>
          </table:table-cell>
          <table:table-cell table:formula="of:=AVERAGE([.C95:.C104])" office:value-type="float" office:value="0.3793573977697" calcext:value-type="float">
            <text:p>0.3793573978</text:p>
          </table:table-cell>
          <table:table-cell table:formula="of:=[.G105]+[.J105]" office:value-type="float" office:value="0.557210243812677" calcext:value-type="float">
            <text:p>0.5572102438</text:p>
          </table:table-cell>
          <table:table-cell table:formula="of:=[.G105]-[.J105]" office:value-type="float" office:value="0.201504551726723" calcext:value-type="float">
            <text:p>0.2015045517</text:p>
          </table:table-cell>
          <table:table-cell table:formula="of:=STDEV([.C95:.C104])" office:value-type="float" office:value="0.177852846042977" calcext:value-type="float">
            <text:p>0.1778528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itter</text:p>
          </table:table-cell>
          <table:table-cell office:value-type="float" office:value="1024" calcext:value-type="float">
            <text:p>1024</text:p>
          </table:table-cell>
          <table:table-cell table:formula="of:=AVERAGE([.D95:.D104])" office:value-type="float" office:value="0.352661434481" calcext:value-type="float">
            <text:p>0.3526614345</text:p>
          </table:table-cell>
          <table:table-cell table:formula="of:=[.G106]+[.J106]" office:value-type="float" office:value="0.463463778459409" calcext:value-type="float">
            <text:p>0.4634637785</text:p>
          </table:table-cell>
          <table:table-cell table:formula="of:=[.G106]-[.J106]" office:value-type="float" office:value="0.241859090502591" calcext:value-type="float">
            <text:p>0.2418590905</text:p>
          </table:table-cell>
          <table:table-cell table:formula="of:=STDEV([.D95:.D104])" office:value-type="float" office:value="0.110802343978409" calcext:value-type="float">
            <text:p>0.110802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53:00.615958201</meta:creation-date>
    <meta:generator>LibreOffice/4.2.7.2$Linux_X86_64 LibreOffice_project/420m0$Build-2</meta:generator>
    <dc:date>2015-02-09T22:08:40.058906870</dc:date>
    <meta:editing-duration>P0D</meta:editing-duration>
    <meta:editing-cycles>1</meta:editing-cycles>
    <meta:document-statistic meta:table-count="1" meta:cell-count="410" meta:object-count="0"/>
  </office:meta>
</office:document-meta>
</file>